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313*"/>
    </style:style>
    <style:style style:name="表1.B" style:family="table-column">
      <style:table-column-properties style:column-width="10.428cm" style:rel-column-width="5912*"/>
    </style:style>
    <style:style style:name="表1.C" style:family="table-column">
      <style:table-column-properties style:column-width="3.863cm" style:rel-column-width="2190*"/>
    </style:style>
    <style:style style:name="表1.D" style:family="table-column">
      <style:table-column-properties style:column-width="2.17cm" style:rel-column-width="1230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style:font-name="Arial" fo:font-size="16pt" fo:background-color="#ffcc00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P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Standard">
      <style:text-properties style:font-name="Arial" fo:font-size="16pt" style:font-name-asian="Arial" style:font-size-asian="16pt" style:font-size-complex="16pt"/>
    </style:style>
    <style:style style:name="P9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0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med.ncbi.nlm.nih.gov/28842938/" text:style-name="Internet_20_link" text:visited-style-name="Visited_20_Internet_20_Link">https://pubmed.ncbi.nlm.nih.gov/28842938/</text:a></text:p>
      <text:p text:style-name="P1"/>
      <text:p text:style-name="P1">M-30.2</text:p>
      <text:p text:style-name="P4">@@@</text:p>
      <text:p text:style-name="P1">=========================[2020/05/26 15:42:40</text:p>
      <text:section text:style-name="Sect1" text:name="セクション1">
        <text:p text:style-name="P2">#1</text:p>
        <text:p text:style-name="P2"><text:s text:c="2"/>One-Step Reforming of CO 2 and CH 4 Into High-Value Liquid Chemicals and Fuels at Room Temperature by Plasma-Driven Catalysis </text:p>
        <text:p text:style-name="P2"/>
        <text:p text:style-name="P2"/>
        <text:p text:style-name="P2">Abstract</text:p>
        <text:p text:style-name="P2"/>
        <text:p text:style-name="P2">The conversion of CO2 with CH4 into liquid fuels and chemicals in a single-step catalytic process that bypasses the production of syngas remains a challenge.</text:p>
        <text:p text:style-name="P2"/>
        <text:p text:style-name="P2"><text:s/>In this study,</text:p>
        <text:p text:style-name="P2"/>
        <text:p text:style-name="P2"><text:s/>liquid fuels and chemicals (e.</text:p>
        <text:p text:style-name="P2"/>
        <text:p text:style-name="P2">g.</text:p>
        <text:p text:style-name="P2"/>
        <text:p text:style-name="P2">, acetic acid,</text:p>
        <text:p text:style-name="P2"/>
        <text:p text:style-name="P2"><text:s/>methanol,</text:p>
        <text:p text:style-name="P2"/>
        <text:p text:style-name="P2"><text:s/>ethanol,</text:p>
        <text:p text:style-name="P2"/>
        <text:p text:style-name="P2"><text:s/>and formaldehyde) were synthesized in a one-step process from CO2 and CH4 at room temperature (30 °C) and atmospheric pressure for the first time by using a novel #%<text:span text:style-name="T1">plasma reactor</text:span> with a #%<text:span text:style-name="T1">water electrode</text:span>.</text:p>
        <text:p text:style-name="P2"/>
        <text:p text:style-name="P2"><text:s/>The total selectivity to oxygenates was approximately 50-60 %,</text:p>
        <text:p text:style-name="P2"/>
        <text:p text:style-name="P2"><text:s/>with acetic acid being the major component at 40.2 % selectivity,</text:p>
        <text:p text:style-name="P2"/>
        <text:p text:style-name="P2"><text:s/>the highest value reported for acetic acid thus far.</text:p>
        <text:p text:style-name="P2"/>
        <text:p text:style-name="P10">#2</text:p>
        <text:p text:style-name="P2"><text:s/>Interestingly,</text:p>
        <text:p text:style-name="P2"/>
        <text:p text:style-name="P2"><text:s/>the direct plasma synthesis of acetic acid from CH4 and CO2 is an ideal reaction with 100 % atom economy,</text:p>
        <text:p text:style-name="P2"/>
        <text:p text:style-name="P2"><text:s/>but it is almost impossible by thermal catalysis owing to the significant thermodynamic barrier.</text:p>
        <text:p text:style-name="P2"/>
        <text:p text:style-name="P2"><text:s/>The combination of plasma and catalyst in this process shows great potential for manipulating the distribution of liquid chemical products in a given process.</text:p>
        <text:p text:style-name="P2"/>
        <text:p text:style-name="P2"/>
        <text:p text:style-name="P2"/>
        <text:p text:style-name="P2">Keywords: carbon dioxide; heterogeneous catalysis; <text:soft-page-break/>methane; plasma chemistry; reforming.</text:p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5">keyword</text:p>
          </table:table-cell>
          <table:table-cell table:style-name="表1.D1" office:value-type="string">
            <text:p text:style-name="P5"><text:span text:style-name="T3">青２</text:span>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2">%%<text:span text:style-name="T2">flexibility to be scaled up and down</text:span></text:p>
          </table:table-cell>
          <table:table-cell table:style-name="表1.A2" office:value-type="string">
            <text:p text:style-name="P5">notice</text:p>
          </table:table-cell>
          <table:table-cell table:style-name="表1.D2" office:value-type="string">
            <text:p text:style-name="P5"><text:span text:style-name="T3">緑４</text:span>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0">#2</text:p>
          </table:table-cell>
          <table:table-cell table:style-name="表1.A2" office:value-type="string">
            <text:p text:style-name="P5">location number</text:p>
          </table:table-cell>
          <table:table-cell table:style-name="表1.D2" office:value-type="string">
            <text:p text:style-name="P6">青２</text:p>
            <text:p text:style-name="P6">オレンジ色１</text:p>
          </table:table-cell>
        </table:table-row>
      </table:table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5-26T16:05:22.21</dc:date>
    <dc:creator>iwabuchi ken</dc:creator>
    <meta:editing-duration>PT44M43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2" meta:paragraph-count="37" meta:word-count="233" meta:character-count="1577"/>
  </office:meta>
</office:document-meta>
</file>